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"We welcome you to the castl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"Sudden though it may be, let us go to
have an audience with Her Highnes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Follow me."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 throwing
away all wor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